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Iveto,</text:p>
      <text:p text:style-name="Normal">v tento den lásky mi dovol, abych ti popřál nejen štěstí a radost, ale také sdílel hluboké pocity, které ve mně vyvolává naše společné andělské číslo 8. Je to symbol nekonečna, který nás spojuje v cestě za poznáním a duchovním růstem. S tebou se cítím na této cestě méně sám, protože vím, že stejně jako já, i ty máš dar odhalovat tajemství, která se nám pokouší odhalit naše okolí a nás samotné.</text:p>
      <text:p text:style-name="Normal">Nechť tě v tomto dni a ve dnech všech nadcházejících ochraňuje tvůj anděl strážný Raziel, stejně jako ochraňuje mě. Ať tvá schopnost číst mezi řádky a rozluštit šifry života přináší světlo nejen tobě, ale i těm, co tě obklopují. Měj krásný valentýnský den plný lásky, porozumění a tajemných zjevení, které naše spojení přináš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